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4cm"/>
    </style:style>
    <style:style style:name="co2" style:family="table-column">
      <style:table-column-properties fo:break-before="auto" style:column-width="2.882cm"/>
    </style:style>
    <style:style style:name="co3" style:family="table-column">
      <style:table-column-properties fo:break-before="auto" style:column-width="12.91cm"/>
    </style:style>
    <style:style style:name="co4" style:family="table-column">
      <style:table-column-properties fo:break-before="auto" style:column-width="8.969cm"/>
    </style:style>
    <style:style style:name="co5" style:family="table-column">
      <style:table-column-properties fo:break-before="auto" style:column-width="5.95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517cm"/>
    </style:style>
    <style:style style:name="co8" style:family="table-column">
      <style:table-column-properties fo:break-before="auto" style:column-width="11.2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43cm" fo:break-before="auto" style:use-optimal-row-height="true"/>
    </style:style>
    <style:style style:name="ro3" style:family="table-row">
      <style:table-row-properties style:row-height="1.64cm" fo:break-before="auto" style:use-optimal-row-height="true"/>
    </style:style>
    <style:style style:name="ro4" style:family="table-row">
      <style:table-row-properties style:row-height="6.78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66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top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nction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File Path</text:p>
          </table:table-cell>
          <table:table-cell table:style-name="ce1" office:value-type="string" calcext:value-type="string">
            <text:p>Declaration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in.py</text:p>
          </table:table-cell>
          <table:table-cell office:value-type="string" calcext:value-type="string">
            <text:p>def get_cards51_file_names(</text:p>
            <text:p>        name_parts: list[str] = [],</text:p>
            <text:p>        include_hidden_files: bool = False) -&gt; list[str]:</text:p>
          </table:table-cell>
          <table:table-cell office:value-type="string" calcext:value-type="string">
            <text:p>Список строк, содержащихся в наименовании файла - необязательный параметр</text:p>
            <text:p>Булевое значение True / False — учитывать скрытые файлы — необязательный параметр, по умолчанию False</text:p>
          </table:table-cell>
          <table:table-cell office:value-type="string" calcext:value-type="string">
            <text:p>Список строк наименований карточек по счёту 51, которые будут обрабатываться в дальнейшем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ain.py</text:p>
          </table:table-cell>
          <table:table-cell office:value-type="string" calcext:value-type="string">
            <text:p>def load_card51_from_excel_to_mysql_db(path_to_excel_card51: str) -&gt; None:</text:p>
          </table:table-cell>
          <table:table-cell office:value-type="string" calcext:value-type="string">
            <text:p>Строка — путь к файлу с карточкой по сч. 5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Считывает данные из эксель-файла с карточкой по сч. 51 и загружает их в соответствующие таблицы базы данных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py/card51.py</text:p>
          </table:table-cell>
          <table:table-cell office:value-type="string" calcext:value-type="string">
            <text:p>def get_card51_info(path_to_excel_card51: str) -&gt; dict:</text:p>
          </table:table-cell>
          <table:table-cell office:value-type="string" calcext:value-type="string">
            <text:p>Строка — путь к файлу с карточкой по сч. 51</text:p>
          </table:table-cell>
          <table:table-cell office:value-type="string" calcext:value-type="string">
            <text:p>Словарь с информацие о карточке по сч. 51</text:p>
          </table:table-cell>
          <table:table-cell office:value-type="string" calcext:value-type="string">
            <text:p>В возвращаемом словаре содержится следующая информация о карточке сч.51:</text:p>
            <text:p>Номер счёта — 51</text:p>
            <text:p>Наименование ЮЛ — балансодержателя карточки сч. 51</text:p>
            <text:p>Заголовок карточки — период транзакций</text:p>
            <text:p>Наименование файла с карточкой сч. 51</text:p>
            <text:p>Дата начала периода</text:p>
            <text:p>Дата окончания периода</text:p>
            <text:p>Итоговая сумма по дебиту</text:p>
            <text:p>Итоговая сумма по кредиту</text:p>
            <text:p>Расчётная сумма по дебиту</text:p>
            <text:p>Расчётная сумма по кредиту</text:p>
            <text:p>Количество транзакций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y/card51.py</text:p>
          </table:table-cell>
          <table:table-cell office:value-type="string" calcext:value-type="string">
            <text:p>def get_card51_data(path_to_excel_card51: str) -&gt; pd.core.frame.DataFrame:</text:p>
          </table:table-cell>
          <table:table-cell table:number-columns-repeated="3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py/card51.py</text:p>
          </table:table-cell>
          <table:table-cell office:value-type="string" calcext:value-type="string">
            <text:p>def get_periods(min_date: datetime.date,</text:p>
            <text:p>max_date: datetime.date) \</text:p>
            <text:p>-&gt; pd.core.frame.DataFrame: 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y/mysql_db.py</text:p>
          </table:table-cell>
          <table:table-cell office:value-type="string" calcext:value-type="string">
            <text:p>def insert_periods(df_periods: pd.core.frame.DataFrame) -&gt; None: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y/mysql_db.py</text:p>
          </table:table-cell>
          <table:table-cell office:value-type="string" calcext:value-type="string">
            <text:p>def select_min_max_period() -&gt; tuple[str]:</text:p>
          </table:table-cell>
          <table:table-cell table:number-columns-repeated="3"/>
        </table:table-row>
        <table:table-row table:style-name="ro1" table:number-rows-repeated="4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iles" table:style-name="ta1"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Director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umps</text:p>
          </table:table-cell>
          <table:table-cell office:value-type="string" calcext:value-type="string">
            <text:p>cfdb.sql</text:p>
          </table:table-cell>
          <table:table-cell office:value-type="string" calcext:value-type="string">
            <text:p>Содержит схему базы данных MySQL с пустыми таблицами. 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config.py</text:p>
          </table:table-cell>
          <table:table-cell office:value-type="string" calcext:value-type="string">
            <text:p>Значения переменных, используемых при работе скриптов, в т.ч. номера значащих колонк в эксель файлах с карточкой сч. 51</text:p>
          </table:table-cell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db_connection_config.py</text:p>
          </table:table-cell>
          <table:table-cell office:value-type="string" calcext:value-type="string">
            <text:p>Значения переменных для подключения к базе данных, в т.ч. наименование базы данных, логин, пароль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requirenments.txt</text:p>
          </table:table-cell>
          <table:table-cell office:value-type="string" calcext:value-type="string">
            <text:p>Перечень Python-пакетов, необходимых для работы скриптов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ain.py</text:p>
          </table:table-cell>
          <table:table-cell office:value-type="string" calcext:value-type="string">
            <text:p>Основной файл для запуска программы — точка входа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card51.py</text:p>
          </table:table-cell>
          <table:table-cell office:value-type="string" calcext:value-type="string">
            <text:p>Функции чтения данных из эксель файлов с карточками по сч. 51 и загрузки данных в соотвтетствующие таблицы базы данных MySQ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mysql_db.py</text:p>
          </table:table-cell>
          <table:table-cell office:value-type="string" calcext:value-type="string">
            <text:p>Функции для ввода данных в базу данных</text:p>
          </table:table-cell>
        </table:table-row>
        <table:table-row table:style-name="ro1" table:number-rows-repeated="7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8:34:04.191785685</meta:creation-date>
    <meta:generator>LibreOffice/7.3.7.2$Linux_X86_64 LibreOffice_project/30$Build-2</meta:generator>
    <dc:date>2025-02-24T19:18:22.981119122</dc:date>
    <meta:editing-duration>P11DT21H45M24S</meta:editing-duration>
    <meta:editing-cycles>9</meta:editing-cycles>
    <meta:document-statistic meta:table-count="2" meta:cell-count="67" meta:object-count="0"/>
  </office:meta>
</office:document-meta>
</file>